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4868in" table:align="left" style:shadow="none"/>
    </style:style>
    <style:style style:name="Table1.A" style:family="table-column">
      <style:table-column-properties style:column-width="1.0847in"/>
    </style:style>
    <style:style style:name="Table1.E" style:family="table-column">
      <style:table-column-properties style:column-width="1.0743in"/>
    </style:style>
    <style:style style:name="Table1.F" style:family="table-column">
      <style:table-column-properties style:column-width="1.0736in"/>
    </style:style>
    <style:style style:name="Table1.1" style:family="table-row">
      <style:table-row-properties fo:background-color="#c0c0c0">
        <style:background-image/>
      </style:table-row-properties>
    </style:style>
    <style:style style:name="Table1.A1" style:family="table-cell">
      <style:table-cell-properties fo:background-color="#e6e6e6" fo:padding="0.0382in" fo:border-left="0.05pt solid #999999" fo:border-right="none" fo:border-top="0.05pt solid #999999" fo:border-bottom="0.05pt solid #999999">
        <style:background-image/>
      </style:table-cell-properties>
    </style:style>
    <style:style style:name="Table1.F1" style:family="table-cell">
      <style:table-cell-properties fo:background-color="#e6e6e6" fo:padding="0.0382in" fo:border="0.05pt solid #999999">
        <style:background-image/>
      </style:table-cell-properties>
    </style:style>
    <style:style style:name="Table1.A2" style:family="table-cell">
      <style:table-cell-properties fo:padding="0.0382in" fo:border-left="0.05pt solid #999999" fo:border-right="none" fo:border-top="none" fo:border-bottom="0.05pt solid #999999"/>
    </style:style>
    <style:style style:name="Table1.B2" style:family="table-cell">
      <style:table-cell-properties fo:padding="0.0382in" fo:border-left="0.05pt solid #999999" fo:border-right="none" fo:border-top="none" fo:border-bottom="0.05pt solid #999999"/>
    </style:style>
    <style:style style:name="Table1.C2" style:family="table-cell">
      <style:table-cell-properties fo:padding="0.0382in" fo:border-left="0.05pt solid #999999" fo:border-right="none" fo:border-top="none" fo:border-bottom="0.05pt solid #999999"/>
    </style:style>
    <style:style style:name="Table1.D2" style:family="table-cell">
      <style:table-cell-properties fo:padding="0.0382in" fo:border-left="0.05pt solid #999999" fo:border-right="none" fo:border-top="none" fo:border-bottom="0.05pt solid #999999"/>
    </style:style>
    <style:style style:name="Table1.E2" style:family="table-cell">
      <style:table-cell-properties fo:padding="0.0382in" fo:border-left="0.05pt solid #999999" fo:border-right="none" fo:border-top="none" fo:border-bottom="0.05pt solid #999999"/>
    </style:style>
    <style:style style:name="Table1.F2" style:family="table-cell">
      <style:table-cell-properties fo:padding="0.0382in" fo:border-left="0.05pt solid #999999" fo:border-right="0.05pt solid #999999" fo:border-top="none" fo:border-bottom="0.05pt solid #999999"/>
    </style:style>
    <style:style style:name="P1" style:family="paragraph" style:parent-style-name="Normal">
      <style:text-properties style:font-name="Arial"/>
    </style:style>
    <style:style style:name="P2" style:family="paragraph" style:parent-style-name="Normal">
      <style:text-properties style:font-name="Arial" fo:font-weight="bold" style:font-weight-asian="bold" style:font-weight-complex="bold"/>
    </style:style>
    <style:style style:name="P3" style:family="paragraph" style:parent-style-name="Normal">
      <style:paragraph-properties fo:text-align="end" style:justify-single-word="false"/>
      <style:text-properties style:font-name="Arial" fo:font-size="14pt" style:font-size-asian="12.25pt" style:font-size-complex="14pt"/>
    </style:style>
    <style:style style:name="P4" style:family="paragraph" style:parent-style-name="Normal">
      <style:text-properties style:font-name="Arial" fo:font-size="12pt" style:font-size-asian="12pt" style:font-size-complex="12pt"/>
    </style:style>
    <style:style style:name="P5" style:family="paragraph" style:parent-style-name="Normal">
      <style:paragraph-properties fo:text-align="end" style:justify-single-word="false"/>
      <style:text-properties style:font-name="Arial" fo:font-size="12pt" style:font-size-asian="12pt" style:font-size-complex="12pt"/>
    </style:style>
    <style:style style:name="P6" style:family="paragraph" style:parent-style-name="Normal">
      <style:paragraph-properties fo:text-align="end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7" style:family="paragraph" style:parent-style-name="Normal">
      <style:text-properties style:font-name="Arial" fo:font-size="24pt" fo:font-weight="bold" style:font-size-asian="24pt" style:font-weight-asian="bold" style:font-size-complex="24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Arial" fo:font-size="12pt" style:font-size-asian="12pt" style:font-size-complex="12pt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7">Moffice Suite</text:p>
        <text:p text:style-name="P1">MofficeSoft, Inc. US Headquarters</text:p>
        <text:p text:style-name="P1">2115 Linwood Ave. 5th Fl.</text:p>
        <text:p text:style-name="P1">Fort Lee, NJ 07024</text:p>
        <text:p text:style-name="P3">Current month</text:p>
        <text:p text:style-name="P5">Invoice Number: {{ invoice_number }}</text:p>
        <text:p text:style-name="P1"/>
        <text:p text:style-name="P4"/>
        <table:table table:name="Table1" table:style-name="Table1">
<table:table-column table:style-name="Table1.A" table:number-columns-repeated="4"/>
<table:table-column table:style-name="Table1.E"/>
<table:table-column table:style-name="Table1.F"/>
<table:table-row table:style-name="Table1.1">
<table:table-cell table:style-name="Table1.A1" office:value-type="string"><text:p text:style-name="P8">Service</text:p></table:table-cell>
<table:table-cell table:style-name="Table1.A1" office:value-type="string"><text:p text:style-name="P8">Plan</text:p></table:table-cell>
<table:table-cell table:style-name="Table1.A1" office:value-type="string"><text:p text:style-name="P8">Days</text:p></table:table-cell>
<table:table-cell table:style-name="Table1.A1" office:value-type="string"><text:p text:style-name="P8">Start</text:p></table:table-cell>
<table:table-cell table:style-name="Table1.A1" office:value-type="string"><text:p text:style-name="P8">End</text:p></table:table-cell>
<table:table-cell table:style-name="Table1.F1" office:value-type="string"><text:p text:style-name="P8">USD</text:p></table:table-cell>
</table:table-row>
{% for service in services %}
<table:table-row>
<table:table-cell table:style-name="Table1.A2" office:value-type="string"><text:p text:style-name="P9">{{ service.hostname }}</text:p></table:table-cell>
<table:table-cell table:style-name="Table1.D2" office:value-type="string"><text:p text:style-name="P9">{{ service.plan }}</text:p></table:table-cell>
<table:table-cell table:style-name="Table1.D2" office:value-type="string"><text:p text:style-name="P9">{{ service.charged_days }}</text:p></table:table-cell>
<table:table-cell table:style-name="Table1.D2" office:value-type="string"><text:p text:style-name="P9">{{ service.started_date }}</text:p></table:table-cell>
<table:table-cell table:style-name="Table1.E2" office:value-type="string"><text:p text:style-name="P9">{{ service.end_date }}</text:p></table:table-cell>
<table:table-cell table:style-name="Table1.F2" office:value-type="string"><text:p text:style-name="P9">{{ service.charged_amount }}</text:p></table:table-cell>
</table:table-row>
{% endfor %}
</table:table>
        <text:p text:style-name="P6">Total: ${{ total_charged }}</text:p>
        <text:p text:style-name="P1"/>
        <text:p text:style-name="P2">Bill To:</text:p>
        <text:p text:style-name="P2">{{ user }}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="100%" fo:margin-left="0in" fo:margin-right="0in" fo:margin-top="0in" fo:margin-bottom="0in" fo:line-height="100%" fo:text-align="start" style:justify-single-word="false" fo:widows="2" fo:text-indent="0in" style:auto-text-indent="false"/>
      <style:text-properties fo:color="#000000" style:font-name="Times New Roman1" fo:font-size="12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in" fo:margin-bottom="0.1965in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1in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creator>sardor </dc:creator>
    <dc:date>2014-03-24T13:17:43</dc:date>
    <meta:editing-duration>PT3M39S</meta:editing-duration>
    <meta:editing-cycles>16</meta:editing-cycles>
    <meta:document-statistic meta:table-count="1" meta:image-count="0" meta:object-count="0" meta:page-count="1" meta:paragraph-count="21" meta:word-count="55" meta:character-count="352" meta:non-whitespace-character-count="318"/>
  </office:meta>
</office:document-meta>
</file>